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T2" style:parent-style-name="Bekezdésalapbetűtípusa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Kolodko Mihály napjaink egyik legismertebb kortárs köztéri szobrásza, aki elsősorban apró méretű, úgynevezett „gerillaszobrairól” vált híressé. Alkotásai gyakran humorosak, ironikusak, ugyanakkor komoly társadalmi és kulturális utalásokat is hordoznak. Ezek közé a munkák közé tartozik a<text:s/><text:span text:style-name="T2">Mekk Elek szobor</text:span><text:s/>is, amely egy ismert magyar rajzfilmfigurát állít emlékműként a városi térbe.</text:p>
      <text:p text:style-name="Normál">Mekk Elek a magyar animáció egyik ikonikus alakja, a „ezermester” kecske, aki mindenhez ért – legalábbis saját bevallása szerint –, ám munkái rendszerint katasztrofális véget érnek. A figura a hetvenes–nyolcvanas évek televíziós kultúrájának meghatározó része volt, és azóta is a magyar kollektív emlékezet része. Kolodko Mihály szobra ezt a jól ismert karaktert idézi meg, miközben új értelmezési rétegekkel gazdagítja.</text:p>
      <text:p text:style-name="Normál">A szobor kis mérete ellenére rendkívül kifejező. Mekk Elek jellegzetes sapkájában és testtartásában jelenik meg, amely az ügyetlen, mégis magabiztos „mesterember” figuráját hangsúlyozza. Kolodko alkotásaira jellemző módon a részletek finoman kidolgozottak, és a szobor elhelyezése is tudatos: a járókelők gyakran véletlenül fedezik fel, ami személyesebb kapcsolatot teremt az alkotás és a befogadó között.</text:p>
      <text:p text:style-name="Normál">A Mekk Elek szobor nem csupán nosztalgikus emléket állít egy rajzfilmfigurának, hanem szimbolikus jelentéssel is bír. A figura azokat az emberi tulajdonságokat testesíti meg, amelyek egyszerre nevetségesek és ismerősek: a túlzott magabiztosságot, a felkészületlenséget és azt a hajlamot, hogy valaki szakértelem nélkül vállal feladatokat. Ezáltal a szobor burkolt társadalomkritikát is megfogalmaz, amely Kolodko művészetének egyik alapvető jellemzője.</text:p>
      <text:p text:style-name="Normál">Kolodko Mihály Mekk Elek szobra jól példázza, hogyan lehet a köztéri művészet egyszerre szórakoztató és elgondolkodtató. Az alkotás játékosan szólítja meg a járókelőket, miközben kulturális emlékezetet ápol és finom iróniával reflektál a mindennapi élet jelenségeire. Ez a kettősség – a humor és a kritika együttes jelenléte – teszi Kolodko munkáit különösen értékessé és szerethetővé a közönség számára.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F5496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F5496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F5496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F5496"/>
    </style:style>
    <style:style style:name="Kiemeltidézet" style:display-name="Kiemelt idézet" style:family="paragraph" style:parent-style-name="Normál" style:next-style-name="Normá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F5496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nko Levente</meta:initial-creator>
    <dc:creator>Benko Levente</dc:creator>
    <meta:creation-date>2025-12-16T15:43:00Z</meta:creation-date>
    <dc:date>2025-12-16T15:51:00Z</dc:date>
    <meta:template xlink:href="Normal" xlink:type="simple"/>
    <meta:editing-cycles>1</meta:editing-cycles>
    <meta:editing-duration>PT480S</meta:editing-duration>
    <meta:document-statistic meta:page-count="1" meta:paragraph-count="4" meta:word-count="308" meta:character-count="2065" meta:row-count="14" meta:non-whitespace-character-count="1761"/>
  </office:meta>
</office:document-meta>
</file>